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.getSharedLibraryClassLo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ainer.UnknownContainer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3Container.getComponentClassLo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knownContainer.handleTrans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3Container.getSharedLibraryClassLo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x4Container.Smx4Container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3Contain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3Container.Smx3Container( Component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ainer.Container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3Container.getSmx3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3Container.handleTrans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4Container.handleTrans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.getComponentClassLo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Contain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x4Contain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.detect( Component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